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officeooo:rsid="0006c95d" officeooo:paragraph-rsid="0006c95d"/>
    </style:style>
    <style:style style:name="P2" style:family="paragraph" style:parent-style-name="Heading_20_1">
      <style:text-properties style:font-name="YouTube Sans" fo:font-size="11pt" fo:font-weight="bold" officeooo:rsid="0006c95d" officeooo:paragraph-rsid="0006c95d" style:font-size-asian="11pt" style:font-size-complex="11pt"/>
    </style:style>
    <style:style style:name="P3" style:family="paragraph" style:parent-style-name="Standard">
      <style:text-properties officeooo:rsid="00087e34" officeooo:paragraph-rsid="00087e34"/>
    </style:style>
    <style:style style:name="T1" style:family="text">
      <style:text-properties officeooo:rsid="00087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zované testování</text:p>
      <text:p text:style-name="P1"/>
      <text:h text:style-name="P2" text:outline-level="1"><text:span text:style-name="T1">1. lekce </text:span>Automated Testing With PHP: Our First Test</text:h>
      <text:p text:style-name="Standard"/>
      <text:p text:style-name="Standard"><text:a xlink:type="simple" xlink:href="https://www.youtube.com/watch?v=L9F7X2FOy8s" text:style-name="Internet_20_link" text:visited-style-name="Visited_20_Internet_20_Link">https://www.youtube.com/watch?v=L9F7X2FOy8s</text:a></text:p>
      <text:p text:style-name="Standard"/>
      <text:p text:style-name="P3">zbytek lekcí</text:p>
      <text:p text:style-name="P3"/>
      <text:p text:style-name="Standard"><text:a xlink:type="simple" xlink:href="https://code.tutsplus.com/courses/automated-testing-with-php?utm_campaign=yt_tutsplus_L9F7X2FOy8s&amp;utm_medium=referral&amp;utm_source=youtube.com&amp;utm_content=description" text:style-name="Internet_20_link" text:visited-style-name="Visited_20_Internet_20_Link">https://code.tutsplus.com/courses/automated-testing-with-php?utm_campaign=yt_tutsplus_L9F7X2FOy8s&amp;utm_medium=referral&amp;utm_source=youtube.com&amp;utm_content=description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12:47:14.134000000</meta:creation-date>
    <dc:date>2023-01-13T14:27:34.539000000</dc:date>
    <meta:editing-duration>PT7H5M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5" meta:word-count="15" meta:character-count="294" meta:non-whitespace-character-count="284"/>
  </office:meta>
</office:document-meta>
</file>